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size="12pt" officeooo:rsid="000190ed" officeooo:paragraph-rsid="000190ed" style:font-size-asian="12pt" style:font-size-complex="12pt"/>
    </style:style>
    <style:style style:name="P2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size="15pt" style:font-size-asian="15pt" style:font-size-complex="15pt"/>
    </style:style>
    <style:style style:name="T1" style:family="text">
      <style:text-properties style:font-name="Microsoft YaHei" fo:font-size="18pt" fo:font-style="normal"/>
    </style:style>
    <style:style style:name="T2" style:family="text">
      <style:text-properties style:font-name-asian="Microsoft YaHei" style:font-size-asian="18pt" style:font-style-asian="normal"/>
    </style:style>
    <style:style style:name="T3" style:family="text">
      <style:text-properties fo:font-variant="normal" fo:text-transform="none" style:font-name="Microsoft YaHei" fo:font-size="18pt" fo:letter-spacing="normal" fo:font-style="normal"/>
    </style:style>
    <style:style style:name="T4" style:family="text">
      <style:text-properties fo:font-variant="normal" fo:text-transform="none" style:font-name="Microsoft YaHei" fo:letter-spacing="normal" fo:font-style="normal"/>
    </style:style>
    <style:style style:name="T5" style:family="text">
      <style:text-properties fo:font-variant="normal" fo:text-transform="none" fo:letter-spacing="normal" style:font-name-asian="Microsoft YaHei" style:font-size-asian="18pt" style:font-style-asian="normal"/>
    </style:style>
    <style:style style:name="T6" style:family="text">
      <style:text-properties fo:font-variant="normal" fo:text-transform="none" fo:letter-spacing="normal" style:font-name-asian="Microsoft YaHei" style:font-style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4">Android </text:span><text:span text:style-name="T6">系统服务</text:span><text:span text:style-name="T4">TelecomService</text:span><text:span text:style-name="T6">启动过程分析</text:span></text:h>
      <text:p text:style-name="P1"><text:span text:style-name="T6">上层部分Telecom服务以及UI这里做一个简单的总结。</text:span></text:p>
      <text:p text:style-name="P1"><text:span text:style-name="T6">这篇文章，主要以下两个部分的内容：</text:span></text:p>
      <text:p text:style-name="P1"><text:span text:style-name="T6">(1)什么是Telecom服务?其作用是什么？</text:span></text:p>
      <text:p text:style-name="P1"><text:span text:style-name="T6">(2)Telecom模块的启动与初始化过程；</text:span></text:p>
      <text:p text:style-name="P1"><text:span text:style-name="T6">主要以实际通话过程为例，分析下telephony收到来电后如何将电话信息发送到Telecom模块以及Telecom是如何处理来电。</text:span></text:p>
      <text:p text:style-name="P1"><text:span text:style-name="T6"/></text:p>
      <text:p text:style-name="P1"><text:span text:style-name="T6">什么是Telecom服务</text:span></text:p>
      <text:p text:style-name="P1"><text:span text:style-name="T6">Telecom是Android的一个系统服务，其主要作用是管理Android系统当前的通话,如来电显示，接听电话，挂断电话等功能，在Telephony模块与上层UI之间起到了一个桥梁的作用。比如，Telephony有接收到新的来电时，首先会告知Telecom,然后由Telecom服务通知上层应用来电信息，并显示来电界面。</text:span></text:p>
      <text:p text:style-name="P1"><text:span text:style-name="T6"/></text:p>
      <text:p text:style-name="P1"><text:span text:style-name="T6">Telecom服务对外提供了一个接口类TelecomManager,通过其提供的接口，客户端可以查询通话状态，发送通话请求以及添加通话链接等。</text:span></text:p>
      <text:p text:style-name="P1"><text:span text:style-name="T6"/></text:p>
      <text:p text:style-name="P1"><text:span text:style-name="T6">从Telecom进程对应的AndroidManifest.xml文件来看，Telecom进程的用户ID跟系统进程用户ID相同，是系统的核心服务。那么，其中android:process="system"这个属性值表示什么意思了？查看官方文档，这个表示Telecom将启动在进程system中，这样可以跟其他进程进行资源共享了（对于Android这个全局进程，就是SystemServer所在的进程）。</text:span></text:p>
      <text:p text:style-name="P1"><text:span text:style-name="T6"/></text:p>
      <text:p text:style-name="P1"><text:span text:style-name="T6">android:process</text:span></text:p>
      <text:p text:style-name="P1"><text:span text:style-name="T6"/></text:p>
      <text:p text:style-name="P1"><text:span text:style-name="T6">By setting this attribute to a process name that’s shared with another application, you can arrange for components of both applications to run in the same process — but only if the two applications also share a user ID and be signed with the same certificate.</text:span></text:p>
      <text:p text:style-name="P1"><text:span text:style-name="T6"/></text:p>
      <text:p text:style-name="P1"><text:span text:style-name="T6">If the name assigned to this attribute begins with a colon (‘:’), a new process, private to the application, is created when it’s needed. If the process name begins with a lowercase character, a </text:span><text:soft-page-break/><text:span text:style-name="T6">global process of that name is created. A global process can be shared with other applications, reducing resource usage.</text:span></text:p>
      <text:p text:style-name="P1"><text:span text:style-name="T6"/></text:p>
      <text:p text:style-name="P1"><text:span text:style-name="T6"/></text:p>
      <text:p text:style-name="P1"><text:span text:style-name="T6"><text:s text:c="4"/>&lt;manifest xmlns:android="http://schemas.android.com/apk/res/android"</text:span></text:p>
      <text:p text:style-name="P1"><text:span text:style-name="T6"><text:s text:c="12"/>xmlns:androidprv="http://schemas.android.com/apk/prv/res/android"</text:span></text:p>
      <text:p text:style-name="P1"><text:span text:style-name="T6"><text:s text:c="12"/>package="com.android.server.telecom"</text:span></text:p>
      <text:p text:style-name="P1"><text:span text:style-name="T6"><text:s text:c="12"/>android:versionCode="1"</text:span></text:p>
      <text:p text:style-name="P1"><text:span text:style-name="T6"><text:s text:c="12"/>android:versionName="1.0.0"</text:span></text:p>
      <text:p text:style-name="P1"><text:span text:style-name="T6"><text:s text:c="12"/>coreApp="true"</text:span></text:p>
      <text:p text:style-name="P1"><text:span text:style-name="T6"><text:s text:c="12"/>android:sharedUserId="android.uid.system"&gt;</text:span></text:p>
      <text:p text:style-name="P1"><text:span text:style-name="T6"/></text:p>
      <text:p text:style-name="P1"><text:span text:style-name="T6"><text:s text:c="9"/>&lt;application android:label="@string/telecommAppLabel"</text:span></text:p>
      <text:p text:style-name="P1"><text:span text:style-name="T6"><text:s text:c="16"/>android:icon="@mipmap/ic_launcher_phone"</text:span></text:p>
      <text:p text:style-name="P1"><text:span text:style-name="T6"><text:s text:c="16"/>android:allowBackup="false"</text:span></text:p>
      <text:p text:style-name="P1"><text:span text:style-name="T6"><text:s text:c="16"/>android:supportsRtl="true"</text:span></text:p>
      <text:p text:style-name="P1"><text:span text:style-name="T6"><text:s text:c="16"/>android:process="system"</text:span></text:p>
      <text:p text:style-name="P1"><text:span text:style-name="T6"><text:s text:c="16"/>android:usesCleartextTraffic="false"</text:span></text:p>
      <text:p text:style-name="P1"><text:span text:style-name="T6"><text:s text:c="16"/>android:defaultToDeviceProtectedStorage="true"</text:span></text:p>
      <text:p text:style-name="P1"><text:span text:style-name="T6"><text:s text:c="16"/>android:directBootAware="true"&gt;</text:span></text:p>
      <text:p text:style-name="P1"><text:span text:style-name="T6"><text:s text:c="12"/>....</text:span></text:p>
      <text:p text:style-name="P1"><text:span text:style-name="T6"><text:s text:c="12"/>// 包含TelecomService</text:span></text:p>
      <text:p text:style-name="P1"><text:span text:style-name="T6"><text:s text:c="12"/>&lt;service android:name=".components.TelecomService"</text:span></text:p>
      <text:p text:style-name="P1"><text:span text:style-name="T6"><text:s text:c="20"/>android:singleUser="true"</text:span></text:p>
      <text:p text:style-name="P1"><text:span text:style-name="T6"><text:s text:c="20"/>android:process="system"&gt;</text:span></text:p>
      <text:p text:style-name="P1"><text:span text:style-name="T6"><text:s text:c="16"/>&lt;intent-filter&gt;</text:span></text:p>
      <text:p text:style-name="P1"><text:span text:style-name="T6"><text:s text:c="20"/>&lt;action android:name="android.telecom.ITelecomService" /&gt;</text:span></text:p>
      <text:p text:style-name="P1"><text:soft-page-break/><text:span text:style-name="T6"><text:s text:c="16"/>&lt;/intent-filter&gt;</text:span></text:p>
      <text:p text:style-name="P1"><text:span text:style-name="T6"><text:s text:c="12"/>&lt;/service&gt;</text:span></text:p>
      <text:p text:style-name="P1"><text:span text:style-name="T6"><text:s text:c="8"/>....</text:span></text:p>
      <text:p text:style-name="P1"><text:span text:style-name="T6"><text:s text:c="8"/>&lt;/application&gt;</text:span></text:p>
      <text:p text:style-name="P1"><text:span text:style-name="T6"><text:s text:c="4"/>&lt;/manifest&gt;</text:span></text:p>
      <text:p text:style-name="P1"><text:span text:style-name="T6">代码路径:</text:span></text:p>
      <text:p text:style-name="P1"><text:span text:style-name="T6">/android/applications/sources/services/Telecomm/</text:span></text:p>
      <text:p text:style-name="P1"><text:span text:style-name="T6">/android/frameworks/base/telecomm/</text:span></text:p>
      <text:p text:style-name="P1"><text:span text:style-name="T6">了解了什么是Telecom服务之后，就来看一看Telecom服务是如何启动与初始化的。</text:span></text:p>
      <text:p text:style-name="P1"><text:span text:style-name="T6"/></text:p>
      <text:p text:style-name="P1"><text:span text:style-name="T6">Telecom进程的启动与初始化</text:span></text:p>
      <text:p text:style-name="P1"><text:span text:style-name="T6">在SystemServer进程初始化完成启动完系统的核心服务如ActivityManagerService后，就会加载系统其它服务,这其中就包含了一个与Telecom服务启动相关的系统服务专门用于加载Telecom：</text:span></text:p>
      <text:p text:style-name="P1"><text:span text:style-name="T6"/></text:p>
      <text:p text:style-name="P1"><text:span text:style-name="T6"/></text:p>
      <text:p text:style-name="P1"><text:span text:style-name="T6"><text:s text:c="4"/>private void startOtherServices() {</text:span></text:p>
      <text:p text:style-name="P1"><text:span text:style-name="T6"><text:s text:c="8"/>....</text:span></text:p>
      <text:p text:style-name="P1"><text:span text:style-name="T6"><text:s text:c="8"/>//启动TelecomLoaderService系统服务，用于加载Telecom</text:span></text:p>
      <text:p text:style-name="P1"><text:span text:style-name="T6"><text:s text:c="8"/>mSystemServiceManager.startService(TelecomLoaderService.class);</text:span></text:p>
      <text:p text:style-name="P1"><text:span text:style-name="T6"><text:s text:c="8"/>// 启动telephony注册服务，用于注册监听telephony状态的接口</text:span></text:p>
      <text:p text:style-name="P1"><text:span text:style-name="T6"><text:s text:c="8"/>telephonyRegistry = new TelephonyRegistry(context);</text:span></text:p>
      <text:p text:style-name="P1"><text:span text:style-name="T6"><text:s text:c="8"/>ServiceManager.addService("telephony.registry", telephonyRegistry);</text:span></text:p>
      <text:p text:style-name="P1"><text:span text:style-name="T6"><text:s text:c="4"/>}</text:span></text:p>
      <text:p text:style-name="P1"><text:span text:style-name="T6"/></text:p>
      <text:p text:style-name="P1"><text:span text:style-name="T6">调用系统服务管家SystemServiceManager的接口startService创建新的服务，并注册到系统中，最后调用</text:span><text:bookmark-start text:name="__DdeLink__32_1078649119"/><text:span text:style-name="T6">onStart</text:span><text:bookmark-end text:name="__DdeLink__32_1078649119"/><text:span text:style-name="T6">()启动服务。</text:span></text:p>
      <text:p text:style-name="P1"><text:span text:style-name="T6"/></text:p>
      <text:p text:style-name="P1"><text:soft-page-break/><text:span text:style-name="T6"/></text:p>
      <text:p text:style-name="P1"><text:span text:style-name="T6"><text:s text:c="4"/>public class SystemServiceManager {</text:span></text:p>
      <text:p text:style-name="P1"><text:span text:style-name="T6"/></text:p>
      <text:p text:style-name="P1"><text:span text:style-name="T6"><text:s text:c="8"/>@SuppressWarnings("unchecked")</text:span></text:p>
      <text:p text:style-name="P1"><text:span text:style-name="T6"><text:s text:c="8"/>public SystemService startService(String className) {</text:span></text:p>
      <text:p text:style-name="P1"><text:span text:style-name="T6"><text:s text:c="12"/>final Class&lt;SystemService&gt; serviceClass;</text:span></text:p>
      <text:p text:style-name="P1"><text:span text:style-name="T6"><text:s text:c="12"/>try {</text:span></text:p>
      <text:p text:style-name="P1"><text:span text:style-name="T6"><text:s text:c="16"/>serviceClass = (Class&lt;SystemService&gt;)Class.forName(className);</text:span></text:p>
      <text:p text:style-name="P1"><text:span text:style-name="T6"><text:s text:c="12"/>} catch (ClassNotFoundException ex) {</text:span></text:p>
      <text:p text:style-name="P1"><text:span text:style-name="T6"><text:s text:c="16"/>....</text:span></text:p>
      <text:p text:style-name="P1"><text:span text:style-name="T6"><text:s text:c="12"/>}</text:span></text:p>
      <text:p text:style-name="P1"><text:span text:style-name="T6"><text:s text:c="12"/>return startService(serviceClass);</text:span></text:p>
      <text:p text:style-name="P1"><text:span text:style-name="T6"><text:s text:c="8"/>}</text:span></text:p>
      <text:p text:style-name="P1"><text:span text:style-name="T6"/></text:p>
      <text:p text:style-name="P1"><text:span text:style-name="T6"><text:s text:c="8"/>// 服务的class文件来创建新的服务对象(服务必须继承SystemService)</text:span></text:p>
      <text:p text:style-name="P1"><text:span text:style-name="T6"><text:s text:c="8"/>@SuppressWarnings("unchecked")</text:span></text:p>
      <text:p text:style-name="P1"><text:span text:style-name="T6"><text:s text:c="8"/>public &lt;T extends SystemService&gt; T startService(Class&lt;T&gt; serviceClass) {</text:span></text:p>
      <text:p text:style-name="P1"><text:span text:style-name="T6"><text:s text:c="12"/>try {</text:span></text:p>
      <text:p text:style-name="P1"><text:span text:style-name="T6"><text:s text:c="16"/>final String name = serviceClass.getName();</text:span></text:p>
      <text:p text:style-name="P1"><text:span text:style-name="T6"><text:s text:c="16"/>Slog.i(TAG, "Starting " + name);</text:span></text:p>
      <text:p text:style-name="P1"><text:span text:style-name="T6"><text:s text:c="16"/>Trace.traceBegin(Trace.TRACE_TAG_SYSTEM_SERVER, "StartService " + name);</text:span></text:p>
      <text:p text:style-name="P1"><text:span text:style-name="T6"/></text:p>
      <text:p text:style-name="P1"><text:span text:style-name="T6"><text:s text:c="16"/>// Create the service.</text:span></text:p>
      <text:p text:style-name="P1"><text:span text:style-name="T6"><text:s text:c="16"/>if (!SystemService.class.isAssignableFrom(serviceClass)) {</text:span></text:p>
      <text:p text:style-name="P1"><text:span text:style-name="T6"><text:s text:c="20"/>throw new RuntimeException("Failed to create " + name</text:span></text:p>
      <text:p text:style-name="P1"><text:span text:style-name="T6"><text:s text:c="28"/>+ ": service must extend " + SystemService.class.getName());</text:span></text:p>
      <text:p text:style-name="P1"><text:soft-page-break/><text:span text:style-name="T6"><text:s text:c="16"/>}</text:span></text:p>
      <text:p text:style-name="P1"><text:span text:style-name="T6"><text:s text:c="16"/>final T service;</text:span></text:p>
      <text:p text:style-name="P1"><text:span text:style-name="T6"><text:s text:c="16"/>try {</text:span></text:p>
      <text:p text:style-name="P1"><text:span text:style-name="T6"><text:s text:c="20"/>Constructor&lt;T&gt; constructor = serviceClass.getConstructor(Context.class);</text:span></text:p>
      <text:p text:style-name="P1"><text:span text:style-name="T6"><text:s text:c="20"/>service = constructor.newInstance(mContext);</text:span></text:p>
      <text:p text:style-name="P1"><text:span text:style-name="T6"><text:s text:c="16"/>} catch (InstantiationException ex) {</text:span></text:p>
      <text:p text:style-name="P1"><text:span text:style-name="T6"><text:s text:c="20"/>throw new RuntimeException("Failed to create service " + name</text:span></text:p>
      <text:p text:style-name="P1"><text:span text:style-name="T6"><text:s text:c="28"/>+ ": service could not be instantiated", ex);</text:span></text:p>
      <text:p text:style-name="P1"><text:span text:style-name="T6"><text:s text:c="16"/>} </text:span></text:p>
      <text:p text:style-name="P1"><text:span text:style-name="T6"><text:s text:c="16"/>....</text:span></text:p>
      <text:p text:style-name="P1"><text:span text:style-name="T6"><text:s text:c="16"/>// Register it.</text:span></text:p>
      <text:p text:style-name="P1"><text:span text:style-name="T6"><text:s text:c="16"/>mServices.add(service);</text:span></text:p>
      <text:p text:style-name="P1"><text:span text:style-name="T6"/></text:p>
      <text:p text:style-name="P1"><text:span text:style-name="T6"><text:s text:c="16"/>// Start it.</text:span></text:p>
      <text:p text:style-name="P1"><text:span text:style-name="T6"><text:s text:c="16"/>try {</text:span></text:p>
      <text:p text:style-name="P1"><text:span text:style-name="T6"><text:s text:c="20"/>service.onStart();</text:span></text:p>
      <text:p text:style-name="P1"><text:span text:style-name="T6"><text:s text:c="16"/>} catch (RuntimeException ex) {</text:span></text:p>
      <text:p text:style-name="P1"><text:span text:style-name="T6"><text:s text:c="20"/>throw new RuntimeException("Failed to start service " + name</text:span></text:p>
      <text:p text:style-name="P1"><text:span text:style-name="T6"><text:s text:c="28"/>+ ": onStart threw an exception", ex);</text:span></text:p>
      <text:p text:style-name="P1"><text:span text:style-name="T6"><text:s text:c="16"/>}</text:span></text:p>
      <text:p text:style-name="P1"><text:span text:style-name="T6"><text:s text:c="16"/>return service;</text:span></text:p>
      <text:p text:style-name="P1"><text:span text:style-name="T6"><text:s text:c="12"/>} finally {</text:span></text:p>
      <text:p text:style-name="P1"><text:span text:style-name="T6"><text:s text:c="16"/>Trace.traceEnd(Trace.TRACE_TAG_SYSTEM_SERVER);</text:span></text:p>
      <text:p text:style-name="P1"><text:span text:style-name="T6"><text:s text:c="12"/>}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oft-page-break/><text:span text:style-name="T6">1</text:span></text:p>
      <text:p text:style-name="P1"><text:span text:style-name="T6">2</text:span></text:p>
      <text:p text:style-name="P1"><text:span text:style-name="T6">3</text:span></text:p>
      <text:p text:style-name="P1"><text:span text:style-name="T6">4</text:span></text:p>
      <text:p text:style-name="P1"><text:span text:style-name="T6">5</text:span></text:p>
      <text:p text:style-name="P1"><text:span text:style-name="T6">6</text:span></text:p>
      <text:p text:style-name="P1"><text:span text:style-name="T6">7</text:span></text:p>
      <text:p text:style-name="P1"><text:span text:style-name="T6">8</text:span></text:p>
      <text:p text:style-name="P1"><text:span text:style-name="T6">9</text:span></text:p>
      <text:p text:style-name="P1"><text:span text:style-name="T6">10</text:span></text:p>
      <text:p text:style-name="P1"><text:span text:style-name="T6">11</text:span></text:p>
      <text:p text:style-name="P1"><text:span text:style-name="T6">12</text:span></text:p>
      <text:p text:style-name="P1"><text:span text:style-name="T6">13</text:span></text:p>
      <text:p text:style-name="P1"><text:span text:style-name="T6">14</text:span></text:p>
      <text:p text:style-name="P1"><text:span text:style-name="T6">15</text:span></text:p>
      <text:p text:style-name="P1"><text:span text:style-name="T6">16</text:span></text:p>
      <text:p text:style-name="P1"><text:span text:style-name="T6">17</text:span></text:p>
      <text:p text:style-name="P1"><text:span text:style-name="T6">18</text:span></text:p>
      <text:p text:style-name="P1"><text:span text:style-name="T6">19</text:span></text:p>
      <text:p text:style-name="P1"><text:span text:style-name="T6">20</text:span></text:p>
      <text:p text:style-name="P1"><text:span text:style-name="T6">21</text:span></text:p>
      <text:p text:style-name="P1"><text:span text:style-name="T6">22</text:span></text:p>
      <text:p text:style-name="P1"><text:span text:style-name="T6">23</text:span></text:p>
      <text:p text:style-name="P1"><text:span text:style-name="T6">24</text:span></text:p>
      <text:p text:style-name="P1"><text:span text:style-name="T6">25</text:span></text:p>
      <text:p text:style-name="P1"><text:span text:style-name="T6">26</text:span></text:p>
      <text:p text:style-name="P1"><text:span text:style-name="T6">27</text:span></text:p>
      <text:p text:style-name="P1"><text:span text:style-name="T6">28</text:span></text:p>
      <text:p text:style-name="P1"><text:span text:style-name="T6">29</text:span></text:p>
      <text:p text:style-name="P1"><text:span text:style-name="T6">30</text:span></text:p>
      <text:p text:style-name="P1"><text:span text:style-name="T6">31</text:span></text:p>
      <text:p text:style-name="P1"><text:soft-page-break/><text:span text:style-name="T6">32</text:span></text:p>
      <text:p text:style-name="P1"><text:span text:style-name="T6">33</text:span></text:p>
      <text:p text:style-name="P1"><text:span text:style-name="T6">34</text:span></text:p>
      <text:p text:style-name="P1"><text:span text:style-name="T6">35</text:span></text:p>
      <text:p text:style-name="P1"><text:span text:style-name="T6">36</text:span></text:p>
      <text:p text:style-name="P1"><text:span text:style-name="T6">37</text:span></text:p>
      <text:p text:style-name="P1"><text:span text:style-name="T6">38</text:span></text:p>
      <text:p text:style-name="P1"><text:span text:style-name="T6">39</text:span></text:p>
      <text:p text:style-name="P1"><text:span text:style-name="T6">40</text:span></text:p>
      <text:p text:style-name="P1"><text:span text:style-name="T6">41</text:span></text:p>
      <text:p text:style-name="P1"><text:span text:style-name="T6">42</text:span></text:p>
      <text:p text:style-name="P1"><text:span text:style-name="T6">43</text:span></text:p>
      <text:p text:style-name="P1"><text:span text:style-name="T6">44</text:span></text:p>
      <text:p text:style-name="P1"><text:span text:style-name="T6">45</text:span></text:p>
      <text:p text:style-name="P1"><text:span text:style-name="T6">46</text:span></text:p>
      <text:p text:style-name="P1"><text:span text:style-name="T6">47</text:span></text:p>
      <text:p text:style-name="P1"><text:span text:style-name="T6">48</text:span></text:p>
      <text:p text:style-name="P1"><text:span text:style-name="T6">49</text:span></text:p>
      <text:p text:style-name="P1"><text:span text:style-name="T6">50</text:span></text:p>
      <text:p text:style-name="P1"><text:span text:style-name="T6">51</text:span></text:p>
      <text:p text:style-name="P1"><text:span text:style-name="T6">52</text:span></text:p>
      <text:p text:style-name="P1"><text:span text:style-name="T6">53</text:span></text:p>
      <text:p text:style-name="P1"><text:span text:style-name="T6">创建TelecomLoaderService系统服务，将系统默认的SMS应用，拨号应用以及SIM通话管理应用（不知道这个什么鬼）告知PackageManagerService(PMS)，以便在适当的时候可以找到应用。</text:span></text:p>
      <text:p text:style-name="P1"><text:span text:style-name="T6"/></text:p>
      <text:p text:style-name="P1"><text:span text:style-name="T6"/></text:p>
      <text:p text:style-name="P1"><text:span text:style-name="T6"><text:s text:c="4"/>public class TelecomLoaderService extends SystemService {</text:span></text:p>
      <text:p text:style-name="P1"><text:span text:style-name="T6"><text:s text:c="8"/>...</text:span></text:p>
      <text:p text:style-name="P1"><text:span text:style-name="T6"><text:s text:c="8"/>public TelecomLoaderService(Context context) {</text:span></text:p>
      <text:p text:style-name="P1"><text:soft-page-break/><text:span text:style-name="T6"><text:s text:c="12"/>super(context);</text:span></text:p>
      <text:p text:style-name="P1"><text:span text:style-name="T6"><text:s text:c="12"/>mContext = context;</text:span></text:p>
      <text:p text:style-name="P1"><text:span text:style-name="T6"><text:s text:c="12"/>registerDefaultAppProviders();</text:span></text:p>
      <text:p text:style-name="P1"><text:span text:style-name="T6"><text:s text:c="8"/>}</text:span></text:p>
      <text:p text:style-name="P1"><text:span text:style-name="T6"/></text:p>
      <text:p text:style-name="P1"><text:span text:style-name="T6"><text:s text:c="8"/>@Override</text:span></text:p>
      <text:p text:style-name="P1"><text:span text:style-name="T6"><text:s text:c="8"/>public void onStart() {</text:span></text:p>
      <text:p text:style-name="P1"><text:span text:style-name="T6"><text:s text:c="8"/>}</text:span></text:p>
      <text:p text:style-name="P1"><text:span text:style-name="T6"/></text:p>
      <text:p text:style-name="P1"><text:span text:style-name="T6"><text:s text:c="8"/>private void registerDefaultAppProviders() {</text:span></text:p>
      <text:p text:style-name="P1"><text:span text:style-name="T6"><text:s text:c="12"/>final PackageManagerInternal packageManagerInternal = LocalServices.getService(</text:span></text:p>
      <text:p text:style-name="P1"><text:span text:style-name="T6"><text:s text:c="20"/>PackageManagerInternal.class);</text:span></text:p>
      <text:p text:style-name="P1"><text:span text:style-name="T6"/></text:p>
      <text:p text:style-name="P1"><text:span text:style-name="T6"><text:s text:c="12"/>// Set a callback for the package manager to query the default sms app.</text:span></text:p>
      <text:p text:style-name="P1"><text:span text:style-name="T6"><text:s text:c="12"/>packageManagerInternal.setSmsAppPackagesProvider(</text:span></text:p>
      <text:p text:style-name="P1"><text:span text:style-name="T6"><text:s text:c="20"/>new PackageManagerInternal.PackagesProvider() {</text:span></text:p>
      <text:p text:style-name="P1"><text:span text:style-name="T6"><text:s text:c="16"/>@Override</text:span></text:p>
      <text:p text:style-name="P1"><text:span text:style-name="T6"><text:s text:c="16"/>public String[] getPackages(int userId) {</text:span></text:p>
      <text:p text:style-name="P1"><text:span text:style-name="T6"><text:s text:c="20"/>synchronized (mLock) {</text:span></text:p>
      <text:p text:style-name="P1"><text:span text:style-name="T6"><text:s text:c="20"/>....</text:span></text:p>
      <text:p text:style-name="P1"><text:span text:style-name="T6"><text:s text:c="20"/>ComponentName smsComponent = SmsApplication.getDefaultSmsApplication(</text:span></text:p>
      <text:p text:style-name="P1"><text:span text:style-name="T6"><text:s text:c="28"/>mContext, true);</text:span></text:p>
      <text:p text:style-name="P1"><text:span text:style-name="T6"><text:s text:c="20"/>if (smsComponent != null) {</text:span></text:p>
      <text:p text:style-name="P1"><text:span text:style-name="T6"><text:s text:c="24"/>return new String[]{smsComponent.getPackageName()};</text:span></text:p>
      <text:p text:style-name="P1"><text:span text:style-name="T6"><text:s text:c="20"/>}</text:span></text:p>
      <text:p text:style-name="P1"><text:span text:style-name="T6"><text:s text:c="20"/>return null;</text:span></text:p>
      <text:p text:style-name="P1"><text:soft-page-break/><text:span text:style-name="T6"><text:s text:c="16"/>}</text:span></text:p>
      <text:p text:style-name="P1"><text:span text:style-name="T6"><text:s text:c="12"/>});</text:span></text:p>
      <text:p text:style-name="P1"><text:span text:style-name="T6"/></text:p>
      <text:p text:style-name="P1"><text:span text:style-name="T6"><text:s text:c="12"/>// Set a callback for the package manager to query the default dialer app.</text:span></text:p>
      <text:p text:style-name="P1"><text:span text:style-name="T6"><text:s text:c="12"/>packageManagerInternal.setDialerAppPackagesProvider(</text:span></text:p>
      <text:p text:style-name="P1"><text:span text:style-name="T6"><text:s text:c="20"/>new PackageManagerInternal.PackagesProvider() {</text:span></text:p>
      <text:p text:style-name="P1"><text:span text:style-name="T6"><text:s text:c="16"/>@Override</text:span></text:p>
      <text:p text:style-name="P1"><text:span text:style-name="T6"><text:s text:c="16"/>public String[] getPackages(int userId) {</text:span></text:p>
      <text:p text:style-name="P1"><text:span text:style-name="T6"><text:s text:c="20"/>synchronized (mLock) {</text:span></text:p>
      <text:p text:style-name="P1"><text:span text:style-name="T6"><text:s text:c="20"/>....</text:span></text:p>
      <text:p text:style-name="P1"><text:span text:style-name="T6"><text:s text:c="20"/>String packageName = DefaultDialerManager.getDefaultDialerApplication(mContext);</text:span></text:p>
      <text:p text:style-name="P1"><text:span text:style-name="T6"><text:s text:c="20"/>if (packageName != null) {</text:span></text:p>
      <text:p text:style-name="P1"><text:span text:style-name="T6"><text:s text:c="24"/>return new String[]{packageName};</text:span></text:p>
      <text:p text:style-name="P1"><text:span text:style-name="T6"><text:s text:c="20"/>}</text:span></text:p>
      <text:p text:style-name="P1"><text:span text:style-name="T6"><text:s text:c="20"/>return null;</text:span></text:p>
      <text:p text:style-name="P1"><text:span text:style-name="T6"><text:s text:c="16"/>}</text:span></text:p>
      <text:p text:style-name="P1"><text:span text:style-name="T6"><text:s text:c="12"/>});</text:span></text:p>
      <text:p text:style-name="P1"><text:span text:style-name="T6"/></text:p>
      <text:p text:style-name="P1"><text:span text:style-name="T6"><text:s text:c="12"/>// Set a callback for the package manager to query the default sim call manager.</text:span></text:p>
      <text:p text:style-name="P1"><text:span text:style-name="T6"><text:s text:c="12"/>packageManagerInternal.setSimCallManagerPackagesProvider(</text:span></text:p>
      <text:p text:style-name="P1"><text:span text:style-name="T6"><text:s text:c="20"/>new PackageManagerInternal.PackagesProvider() {</text:span></text:p>
      <text:p text:style-name="P1"><text:span text:style-name="T6"><text:s text:c="16"/>@Override</text:span></text:p>
      <text:p text:style-name="P1"><text:span text:style-name="T6"><text:s text:c="16"/>public String[] getPackages(int userId) {</text:span></text:p>
      <text:p text:style-name="P1"><text:span text:style-name="T6"><text:s text:c="20"/>synchronized (mLock) {</text:span></text:p>
      <text:p text:style-name="P1"><text:span text:style-name="T6"><text:s text:c="20"/>....</text:span></text:p>
      <text:p text:style-name="P1"><text:span text:style-name="T6"><text:s text:c="20"/>TelecomManager telecomManager =</text:span></text:p>
      <text:p text:style-name="P1"><text:soft-page-break/><text:span text:style-name="T6"><text:s text:c="24"/>(TelecomManager) mContext.getSystemService(Context.TELECOM_SERVICE);</text:span></text:p>
      <text:p text:style-name="P1"><text:span text:style-name="T6"><text:s text:c="20"/>PhoneAccountHandle phoneAccount = telecomManager.getSimCallManager(userId);</text:span></text:p>
      <text:p text:style-name="P1"><text:span text:style-name="T6"><text:s text:c="20"/>if (phoneAccount != null) {</text:span></text:p>
      <text:p text:style-name="P1"><text:span text:style-name="T6"><text:s text:c="24"/>return new String[]{phoneAccount.getComponentName().getPackageName()};</text:span></text:p>
      <text:p text:style-name="P1"><text:span text:style-name="T6"><text:s text:c="20"/>}</text:span></text:p>
      <text:p text:style-name="P1"><text:span text:style-name="T6"><text:s text:c="20"/>return null;</text:span></text:p>
      <text:p text:style-name="P1"><text:span text:style-name="T6"><text:s text:c="16"/>}</text:span></text:p>
      <text:p text:style-name="P1"><text:span text:style-name="T6"><text:s text:c="12"/>})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1</text:span></text:p>
      <text:p text:style-name="P1"><text:span text:style-name="T6">2</text:span></text:p>
      <text:p text:style-name="P1"><text:span text:style-name="T6">3</text:span></text:p>
      <text:p text:style-name="P1"><text:span text:style-name="T6">4</text:span></text:p>
      <text:p text:style-name="P1"><text:span text:style-name="T6">5</text:span></text:p>
      <text:p text:style-name="P1"><text:span text:style-name="T6">6</text:span></text:p>
      <text:p text:style-name="P1"><text:span text:style-name="T6">7</text:span></text:p>
      <text:p text:style-name="P1"><text:span text:style-name="T6">8</text:span></text:p>
      <text:p text:style-name="P1"><text:span text:style-name="T6">9</text:span></text:p>
      <text:p text:style-name="P1"><text:span text:style-name="T6">10</text:span></text:p>
      <text:p text:style-name="P1"><text:span text:style-name="T6">11</text:span></text:p>
      <text:p text:style-name="P1"><text:span text:style-name="T6">12</text:span></text:p>
      <text:p text:style-name="P1"><text:span text:style-name="T6">13</text:span></text:p>
      <text:p text:style-name="P1"><text:span text:style-name="T6">14</text:span></text:p>
      <text:p text:style-name="P1"><text:span text:style-name="T6">15</text:span></text:p>
      <text:p text:style-name="P1"><text:span text:style-name="T6">16</text:span></text:p>
      <text:p text:style-name="P1"><text:span text:style-name="T6">17</text:span></text:p>
      <text:p text:style-name="P1"><text:span text:style-name="T6">18</text:span></text:p>
      <text:p text:style-name="P1"><text:span text:style-name="T6">19</text:span></text:p>
      <text:p text:style-name="P1"><text:soft-page-break/><text:span text:style-name="T6">20</text:span></text:p>
      <text:p text:style-name="P1"><text:span text:style-name="T6">21</text:span></text:p>
      <text:p text:style-name="P1"><text:span text:style-name="T6">22</text:span></text:p>
      <text:p text:style-name="P1"><text:span text:style-name="T6">23</text:span></text:p>
      <text:p text:style-name="P1"><text:span text:style-name="T6">24</text:span></text:p>
      <text:p text:style-name="P1"><text:span text:style-name="T6">25</text:span></text:p>
      <text:p text:style-name="P1"><text:span text:style-name="T6">26</text:span></text:p>
      <text:p text:style-name="P1"><text:span text:style-name="T6">27</text:span></text:p>
      <text:p text:style-name="P1"><text:span text:style-name="T6">28</text:span></text:p>
      <text:p text:style-name="P1"><text:span text:style-name="T6">29</text:span></text:p>
      <text:p text:style-name="P1"><text:span text:style-name="T6">30</text:span></text:p>
      <text:p text:style-name="P1"><text:span text:style-name="T6">31</text:span></text:p>
      <text:p text:style-name="P1"><text:span text:style-name="T6">32</text:span></text:p>
      <text:p text:style-name="P1"><text:span text:style-name="T6">33</text:span></text:p>
      <text:p text:style-name="P1"><text:span text:style-name="T6">34</text:span></text:p>
      <text:p text:style-name="P1"><text:span text:style-name="T6">35</text:span></text:p>
      <text:p text:style-name="P1"><text:span text:style-name="T6">36</text:span></text:p>
      <text:p text:style-name="P1"><text:span text:style-name="T6">37</text:span></text:p>
      <text:p text:style-name="P1"><text:span text:style-name="T6">38</text:span></text:p>
      <text:p text:style-name="P1"><text:span text:style-name="T6">39</text:span></text:p>
      <text:p text:style-name="P1"><text:span text:style-name="T6">40</text:span></text:p>
      <text:p text:style-name="P1"><text:span text:style-name="T6">41</text:span></text:p>
      <text:p text:style-name="P1"><text:span text:style-name="T6">42</text:span></text:p>
      <text:p text:style-name="P1"><text:span text:style-name="T6">43</text:span></text:p>
      <text:p text:style-name="P1"><text:span text:style-name="T6">44</text:span></text:p>
      <text:p text:style-name="P1"><text:span text:style-name="T6">45</text:span></text:p>
      <text:p text:style-name="P1"><text:span text:style-name="T6">46</text:span></text:p>
      <text:p text:style-name="P1"><text:span text:style-name="T6">47</text:span></text:p>
      <text:p text:style-name="P1"><text:span text:style-name="T6">48</text:span></text:p>
      <text:p text:style-name="P1"><text:span text:style-name="T6">49</text:span></text:p>
      <text:p text:style-name="P1"><text:span text:style-name="T6">50</text:span></text:p>
      <text:p text:style-name="P1"><text:soft-page-break/><text:span text:style-name="T6">51</text:span></text:p>
      <text:p text:style-name="P1"><text:span text:style-name="T6">52</text:span></text:p>
      <text:p text:style-name="P1"><text:span text:style-name="T6">53</text:span></text:p>
      <text:p text:style-name="P1"><text:span text:style-name="T6">54</text:span></text:p>
      <text:p text:style-name="P1"><text:span text:style-name="T6">55</text:span></text:p>
      <text:p text:style-name="P1"><text:span text:style-name="T6">56</text:span></text:p>
      <text:p text:style-name="P1"><text:span text:style-name="T6">57</text:span></text:p>
      <text:p text:style-name="P1"><text:span text:style-name="T6">58</text:span></text:p>
      <text:p text:style-name="P1"><text:span text:style-name="T6">59</text:span></text:p>
      <text:p text:style-name="P1"><text:span text:style-name="T6">60</text:span></text:p>
      <text:p text:style-name="P1"><text:span text:style-name="T6">61</text:span></text:p>
      <text:p text:style-name="P1"><text:span text:style-name="T6">62</text:span></text:p>
      <text:p text:style-name="P1"><text:span text:style-name="T6">63</text:span></text:p>
      <text:p text:style-name="P1"><text:span text:style-name="T6">64</text:span></text:p>
      <text:p text:style-name="P1"><text:span text:style-name="T6">65</text:span></text:p>
      <text:p text:style-name="P1"><text:span text:style-name="T6">66</text:span></text:p>
      <text:p text:style-name="P1"><text:span text:style-name="T6">67</text:span></text:p>
      <text:p text:style-name="P1"><text:span text:style-name="T6">到目前，好像Telecom服务并没启动，那么究竟Telecom服务在哪里启动的了？仔细看TelecomLoaderService的源代码，其中有一个onBootPhase的函数，用于SystemServer告知系统服务目前系统启动所处的阶段。这里可以看到，等(ActivityManagerService)AMS启动完成以后，就可以开始连接Telecom服务了：</text:span></text:p>
      <text:p text:style-name="P1"><text:span text:style-name="T6"/></text:p>
      <text:p text:style-name="P1"><text:span text:style-name="T6">首先，注册默认应用(SMS/Dialer etc)通知对象，以便这些应用发送变更（如下载了一个第三方的SMS应用时，可以通知系统这一变化）；</text:span></text:p>
      <text:p text:style-name="P1"><text:span text:style-name="T6">接着，注册运营商配置变化的广播接收器，如果配置有变化时，系统会收到通知；</text:span></text:p>
      <text:p text:style-name="P1"><text:span text:style-name="T6">绑定TelecomService，并将其注册到系统中。</text:span></text:p>
      <text:p text:style-name="P1"><text:span text:style-name="T6"/></text:p>
      <text:p text:style-name="P1"><text:span text:style-name="T6"><text:s text:c="4"/>public class TelecomLoaderService extends SystemService {</text:span></text:p>
      <text:p text:style-name="P1"><text:span text:style-name="T6"/></text:p>
      <text:p text:style-name="P1"><text:span text:style-name="T6"><text:s text:c="8"/>private static final ComponentName SERVICE_COMPONENT = new ComponentName(</text:span></text:p>
      <text:p text:style-name="P1"><text:soft-page-break/><text:span text:style-name="T6"><text:s text:c="16"/>"com.android.server.telecom",</text:span></text:p>
      <text:p text:style-name="P1"><text:span text:style-name="T6"><text:s text:c="16"/>"com.android.server.telecom.components.TelecomService");</text:span></text:p>
      <text:p text:style-name="P1"><text:span text:style-name="T6"/></text:p>
      <text:p text:style-name="P1"><text:span text:style-name="T6"><text:s text:c="8"/>private static final String SERVICE_ACTION = "com.android.ITelecomService";</text:span></text:p>
      <text:p text:style-name="P1"><text:span text:style-name="T6"/></text:p>
      <text:p text:style-name="P1"><text:span text:style-name="T6"><text:s text:c="8"/>// 当前系统启动的阶段</text:span></text:p>
      <text:p text:style-name="P1"><text:span text:style-name="T6"><text:s text:c="8"/>@Override</text:span></text:p>
      <text:p text:style-name="P1"><text:span text:style-name="T6"><text:s text:c="8"/>public void onBootPhase(int phase) {</text:span></text:p>
      <text:p text:style-name="P1"><text:span text:style-name="T6"><text:s text:c="12"/>if (phase == PHASE_ACTIVITY_MANAGER_READY) {</text:span></text:p>
      <text:p text:style-name="P1"><text:span text:style-name="T6"><text:s text:c="16"/>registerDefaultAppNotifier();</text:span></text:p>
      <text:p text:style-name="P1"><text:span text:style-name="T6"><text:s text:c="16"/>registerCarrierConfigChangedReceiver();</text:span></text:p>
      <text:p text:style-name="P1"><text:span text:style-name="T6"><text:s text:c="16"/>connectToTelecom();</text:span></text:p>
      <text:p text:style-name="P1"><text:span text:style-name="T6"><text:s text:c="12"/>}</text:span></text:p>
      <text:p text:style-name="P1"><text:span text:style-name="T6"><text:s text:c="8"/>}</text:span></text:p>
      <text:p text:style-name="P1"><text:span text:style-name="T6"/></text:p>
      <text:p text:style-name="P1"><text:span text:style-name="T6"><text:s text:c="8"/>//绑定Telecom服务</text:span></text:p>
      <text:p text:style-name="P1"><text:span text:style-name="T6"><text:s text:c="8"/>private void connectToTelecom() {</text:span></text:p>
      <text:p text:style-name="P1"><text:span text:style-name="T6"><text:s text:c="12"/>synchronized (mLock) {</text:span></text:p>
      <text:p text:style-name="P1"><text:span text:style-name="T6"><text:s text:c="16"/>if (mServiceConnection != null) {</text:span></text:p>
      <text:p text:style-name="P1"><text:span text:style-name="T6"><text:s text:c="20"/>// TODO: Is unbinding worth doing or wait for system to rebind?</text:span></text:p>
      <text:p text:style-name="P1"><text:span text:style-name="T6"><text:s text:c="20"/>mContext.unbindService(mServiceConnection);</text:span></text:p>
      <text:p text:style-name="P1"><text:span text:style-name="T6"><text:s text:c="20"/>mServiceConnection = null;</text:span></text:p>
      <text:p text:style-name="P1"><text:span text:style-name="T6"><text:s text:c="16"/>}</text:span></text:p>
      <text:p text:style-name="P1"><text:span text:style-name="T6"/></text:p>
      <text:p text:style-name="P1"><text:span text:style-name="T6"><text:s text:c="16"/>TelecomServiceConnection serviceConnection = new TelecomServiceConnection();</text:span></text:p>
      <text:p text:style-name="P1"><text:span text:style-name="T6"><text:s text:c="16"/>Intent intent = new Intent(SERVICE_ACTION);</text:span></text:p>
      <text:p text:style-name="P1"><text:soft-page-break/><text:span text:style-name="T6"><text:s text:c="16"/>intent.setComponent(SERVICE_COMPONENT);</text:span></text:p>
      <text:p text:style-name="P1"><text:span text:style-name="T6"><text:s text:c="16"/>int flags = Context.BIND_IMPORTANT | Context.BIND_FOREGROUND_SERVICE</text:span></text:p>
      <text:p text:style-name="P1"><text:span text:style-name="T6"><text:s text:c="24"/>| Context.BIND_AUTO_CREATE;</text:span></text:p>
      <text:p text:style-name="P1"><text:span text:style-name="T6"/></text:p>
      <text:p text:style-name="P1"><text:span text:style-name="T6"><text:s text:c="16"/>// Bind to Telecom and register the service</text:span></text:p>
      <text:p text:style-name="P1"><text:span text:style-name="T6"><text:s text:c="16"/>if (mContext.bindServiceAsUser(intent, serviceConnection, flags, UserHandle.SYSTEM)) {</text:span></text:p>
      <text:p text:style-name="P1"><text:span text:style-name="T6"><text:s text:c="20"/>mServiceConnection = serviceConnection;</text:span></text:p>
      <text:p text:style-name="P1"><text:span text:style-name="T6"><text:s text:c="16"/>}</text:span></text:p>
      <text:p text:style-name="P1"><text:span text:style-name="T6"><text:s text:c="12"/>}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1</text:span></text:p>
      <text:p text:style-name="P1"><text:span text:style-name="T6">2</text:span></text:p>
      <text:p text:style-name="P1"><text:span text:style-name="T6">3</text:span></text:p>
      <text:p text:style-name="P1"><text:span text:style-name="T6">4</text:span></text:p>
      <text:p text:style-name="P1"><text:span text:style-name="T6">5</text:span></text:p>
      <text:p text:style-name="P1"><text:span text:style-name="T6">6</text:span></text:p>
      <text:p text:style-name="P1"><text:span text:style-name="T6">7</text:span></text:p>
      <text:p text:style-name="P1"><text:span text:style-name="T6">8</text:span></text:p>
      <text:p text:style-name="P1"><text:span text:style-name="T6">9</text:span></text:p>
      <text:p text:style-name="P1"><text:span text:style-name="T6">10</text:span></text:p>
      <text:p text:style-name="P1"><text:span text:style-name="T6">11</text:span></text:p>
      <text:p text:style-name="P1"><text:span text:style-name="T6">12</text:span></text:p>
      <text:p text:style-name="P1"><text:span text:style-name="T6">13</text:span></text:p>
      <text:p text:style-name="P1"><text:span text:style-name="T6">14</text:span></text:p>
      <text:p text:style-name="P1"><text:span text:style-name="T6">15</text:span></text:p>
      <text:p text:style-name="P1"><text:span text:style-name="T6">16</text:span></text:p>
      <text:p text:style-name="P1"><text:span text:style-name="T6">17</text:span></text:p>
      <text:p text:style-name="P1"><text:soft-page-break/><text:span text:style-name="T6">18</text:span></text:p>
      <text:p text:style-name="P1"><text:span text:style-name="T6">19</text:span></text:p>
      <text:p text:style-name="P1"><text:span text:style-name="T6">20</text:span></text:p>
      <text:p text:style-name="P1"><text:span text:style-name="T6">21</text:span></text:p>
      <text:p text:style-name="P1"><text:span text:style-name="T6">22</text:span></text:p>
      <text:p text:style-name="P1"><text:span text:style-name="T6">23</text:span></text:p>
      <text:p text:style-name="P1"><text:span text:style-name="T6">24</text:span></text:p>
      <text:p text:style-name="P1"><text:span text:style-name="T6">25</text:span></text:p>
      <text:p text:style-name="P1"><text:span text:style-name="T6">26</text:span></text:p>
      <text:p text:style-name="P1"><text:span text:style-name="T6">27</text:span></text:p>
      <text:p text:style-name="P1"><text:span text:style-name="T6">28</text:span></text:p>
      <text:p text:style-name="P1"><text:span text:style-name="T6">29</text:span></text:p>
      <text:p text:style-name="P1"><text:span text:style-name="T6">30</text:span></text:p>
      <text:p text:style-name="P1"><text:span text:style-name="T6">31</text:span></text:p>
      <text:p text:style-name="P1"><text:span text:style-name="T6">32</text:span></text:p>
      <text:p text:style-name="P1"><text:span text:style-name="T6">33</text:span></text:p>
      <text:p text:style-name="P1"><text:span text:style-name="T6">34</text:span></text:p>
      <text:p text:style-name="P1"><text:span text:style-name="T6">35</text:span></text:p>
      <text:p text:style-name="P1"><text:span text:style-name="T6">36</text:span></text:p>
      <text:p text:style-name="P1"><text:span text:style-name="T6">37</text:span></text:p>
      <text:p text:style-name="P1"><text:span text:style-name="T6">38</text:span></text:p>
      <text:p text:style-name="P1"><text:span text:style-name="T6">39</text:span></text:p>
      <text:p text:style-name="P1"><text:span text:style-name="T6">40</text:span></text:p>
      <text:p text:style-name="P1"><text:span text:style-name="T6">41</text:span></text:p>
      <text:p text:style-name="P1"><text:span text:style-name="T6">42</text:span></text:p>
      <text:p text:style-name="P1"><text:span text:style-name="T6">服务绑定：https://developer.android.com/guide/components/bound-services.html</text:span></text:p>
      <text:p text:style-name="P1"><text:span text:style-name="T6"/></text:p>
      <text:p text:style-name="P1"><text:span text:style-name="T6">将服务添加到ServiceManager中，如果Telecom服务连接中断时，则重新连接：</text:span></text:p>
      <text:p text:style-name="P1"><text:span text:style-name="T6"/></text:p>
      <text:p text:style-name="P1"><text:span text:style-name="T6"/></text:p>
      <text:p text:style-name="P1"><text:soft-page-break/><text:span text:style-name="T6"><text:s text:c="4"/>public class TelecomLoaderService extends SystemService {</text:span></text:p>
      <text:p text:style-name="P1"><text:span text:style-name="T6"/></text:p>
      <text:p text:style-name="P1"><text:span text:style-name="T6"><text:s text:c="8"/>private class TelecomServiceConnection implements ServiceConnection {</text:span></text:p>
      <text:p text:style-name="P1"><text:span text:style-name="T6"><text:s text:c="16"/>@Override</text:span></text:p>
      <text:p text:style-name="P1"><text:span text:style-name="T6"><text:s text:c="16"/>public void onServiceConnected(ComponentName name, IBinder service) {</text:span></text:p>
      <text:p text:style-name="P1"><text:span text:style-name="T6"><text:s text:c="20"/>// Normally, we would listen for death here, but since telecom runs in the same process</text:span></text:p>
      <text:p text:style-name="P1"><text:span text:style-name="T6"><text:s text:c="20"/>// as this loader (process="system") thats redundant here.</text:span></text:p>
      <text:p text:style-name="P1"><text:span text:style-name="T6"><text:s text:c="20"/>try {</text:span></text:p>
      <text:p text:style-name="P1"><text:span text:style-name="T6"><text:s text:c="24"/>service.linkToDeath(new IBinder.DeathRecipient() {</text:span></text:p>
      <text:p text:style-name="P1"><text:span text:style-name="T6"><text:s text:c="28"/>@Override</text:span></text:p>
      <text:p text:style-name="P1"><text:span text:style-name="T6"><text:s text:c="28"/>public void binderDied() {</text:span></text:p>
      <text:p text:style-name="P1"><text:span text:style-name="T6"><text:s text:c="32"/>connectToTelecom();</text:span></text:p>
      <text:p text:style-name="P1"><text:span text:style-name="T6"><text:s text:c="28"/>}</text:span></text:p>
      <text:p text:style-name="P1"><text:span text:style-name="T6"><text:s text:c="24"/>}, 0);</text:span></text:p>
      <text:p text:style-name="P1"><text:span text:style-name="T6"><text:s text:c="24"/>SmsApplication.getDefaultMmsApplication(mContext, false);</text:span></text:p>
      <text:p text:style-name="P1"><text:span text:style-name="T6"><text:s text:c="24"/>//添加Telecom服务</text:span></text:p>
      <text:p text:style-name="P1"><text:span text:style-name="T6"><text:s text:c="24"/>ServiceManager.addService(Context.TELECOM_SERVICE, service);</text:span></text:p>
      <text:p text:style-name="P1"><text:span text:style-name="T6"><text:s text:c="24"/>....</text:span></text:p>
      <text:p text:style-name="P1"><text:span text:style-name="T6"><text:s text:c="16"/>}</text:span></text:p>
      <text:p text:style-name="P1"><text:span text:style-name="T6"/></text:p>
      <text:p text:style-name="P1"><text:span text:style-name="T6"><text:s text:c="16"/>@Override</text:span></text:p>
      <text:p text:style-name="P1"><text:span text:style-name="T6"><text:s text:c="16"/>public void onServiceDisconnected(ComponentName name) {</text:span></text:p>
      <text:p text:style-name="P1"><text:span text:style-name="T6"><text:s text:c="20"/>connectToTelecom();</text:span></text:p>
      <text:p text:style-name="P1"><text:span text:style-name="T6"><text:s text:c="16"/>}</text:span></text:p>
      <text:p text:style-name="P1"><text:span text:style-name="T6"><text:s text:c="12"/>}</text:span></text:p>
      <text:p text:style-name="P1"><text:span text:style-name="T6"><text:s text:c="4"/>}</text:span></text:p>
      <text:p text:style-name="P1"><text:soft-page-break/><text:span text:style-name="T6">1</text:span></text:p>
      <text:p text:style-name="P1"><text:span text:style-name="T6">2</text:span></text:p>
      <text:p text:style-name="P1"><text:span text:style-name="T6">3</text:span></text:p>
      <text:p text:style-name="P1"><text:span text:style-name="T6">4</text:span></text:p>
      <text:p text:style-name="P1"><text:span text:style-name="T6">5</text:span></text:p>
      <text:p text:style-name="P1"><text:span text:style-name="T6">6</text:span></text:p>
      <text:p text:style-name="P1"><text:span text:style-name="T6">7</text:span></text:p>
      <text:p text:style-name="P1"><text:span text:style-name="T6">8</text:span></text:p>
      <text:p text:style-name="P1"><text:span text:style-name="T6">9</text:span></text:p>
      <text:p text:style-name="P1"><text:span text:style-name="T6">10</text:span></text:p>
      <text:p text:style-name="P1"><text:span text:style-name="T6">11</text:span></text:p>
      <text:p text:style-name="P1"><text:span text:style-name="T6">12</text:span></text:p>
      <text:p text:style-name="P1"><text:span text:style-name="T6">13</text:span></text:p>
      <text:p text:style-name="P1"><text:span text:style-name="T6">14</text:span></text:p>
      <text:p text:style-name="P1"><text:span text:style-name="T6">15</text:span></text:p>
      <text:p text:style-name="P1"><text:span text:style-name="T6">16</text:span></text:p>
      <text:p text:style-name="P1"><text:span text:style-name="T6">17</text:span></text:p>
      <text:p text:style-name="P1"><text:span text:style-name="T6">18</text:span></text:p>
      <text:p text:style-name="P1"><text:span text:style-name="T6">19</text:span></text:p>
      <text:p text:style-name="P1"><text:span text:style-name="T6">20</text:span></text:p>
      <text:p text:style-name="P1"><text:span text:style-name="T6">21</text:span></text:p>
      <text:p text:style-name="P1"><text:span text:style-name="T6">22</text:span></text:p>
      <text:p text:style-name="P1"><text:span text:style-name="T6">23</text:span></text:p>
      <text:p text:style-name="P1"><text:span text:style-name="T6">24</text:span></text:p>
      <text:p text:style-name="P1"><text:span text:style-name="T6">25</text:span></text:p>
      <text:p text:style-name="P1"><text:span text:style-name="T6">26</text:span></text:p>
      <text:p text:style-name="P1"><text:span text:style-name="T6">27</text:span></text:p>
      <text:p text:style-name="P1"><text:span text:style-name="T6">28</text:span></text:p>
      <text:p text:style-name="P1"><text:span text:style-name="T6">绑定服务时，调用TelecomService的onBind接口，对整个Telecom系统进行初始化，并返回一个IBinder接口:</text:span></text:p>
      <text:p text:style-name="P1"><text:span text:style-name="T6"/></text:p>
      <text:p text:style-name="P1"><text:soft-page-break/><text:span text:style-name="T6"/></text:p>
      <text:p text:style-name="P1"><text:span text:style-name="T6"><text:s text:c="4"/>/**</text:span></text:p>
      <text:p text:style-name="P1"><text:span text:style-name="T6"><text:s text:c="5"/>* Implementation of the ITelecom interface.</text:span></text:p>
      <text:p text:style-name="P1"><text:span text:style-name="T6"><text:s text:c="5"/>*/</text:span></text:p>
      <text:p text:style-name="P1"><text:span text:style-name="T6"><text:s text:c="4"/>public class TelecomService extends Service implements TelecomSystem.Component {</text:span></text:p>
      <text:p text:style-name="P1"><text:span text:style-name="T6"/></text:p>
      <text:p text:style-name="P1"><text:span text:style-name="T6"><text:s text:c="8"/>@Override</text:span></text:p>
      <text:p text:style-name="P1"><text:span text:style-name="T6"><text:s text:c="8"/>public IBinder onBind(Intent intent) {</text:span></text:p>
      <text:p text:style-name="P1"><text:span text:style-name="T6"><text:s text:c="12"/>// 初始化整个Telecom系统</text:span></text:p>
      <text:p text:style-name="P1"><text:span text:style-name="T6"><text:s text:c="12"/>initializeTelecomSystem(this);</text:span></text:p>
      <text:p text:style-name="P1"><text:span text:style-name="T6"><text:s text:c="12"/>//返回IBinder接口</text:span></text:p>
      <text:p text:style-name="P1"><text:span text:style-name="T6"><text:s text:c="12"/>synchronized (getTelecomSystem().getLock()) {</text:span></text:p>
      <text:p text:style-name="P1"><text:span text:style-name="T6"><text:s text:c="16"/>return getTelecomSystem().getTelecomServiceImpl().getBinder();</text:span></text:p>
      <text:p text:style-name="P1"><text:span text:style-name="T6"><text:s text:c="12"/>}</text:span></text:p>
      <text:p text:style-name="P1"><text:span text:style-name="T6"><text:s text:c="8"/>}</text:span></text:p>
      <text:p text:style-name="P1"><text:span text:style-name="T6"/></text:p>
      <text:p text:style-name="P1"><text:span text:style-name="T6"><text:s text:c="4"/>}</text:span></text:p>
      <text:p text:style-name="P1"><text:span text:style-name="T6">1</text:span></text:p>
      <text:p text:style-name="P1"><text:span text:style-name="T6">2</text:span></text:p>
      <text:p text:style-name="P1"><text:span text:style-name="T6">3</text:span></text:p>
      <text:p text:style-name="P1"><text:span text:style-name="T6">4</text:span></text:p>
      <text:p text:style-name="P1"><text:span text:style-name="T6">5</text:span></text:p>
      <text:p text:style-name="P1"><text:span text:style-name="T6">6</text:span></text:p>
      <text:p text:style-name="P1"><text:span text:style-name="T6">7</text:span></text:p>
      <text:p text:style-name="P1"><text:span text:style-name="T6">8</text:span></text:p>
      <text:p text:style-name="P1"><text:span text:style-name="T6">9</text:span></text:p>
      <text:p text:style-name="P1"><text:span text:style-name="T6">10</text:span></text:p>
      <text:p text:style-name="P1"><text:span text:style-name="T6">11</text:span></text:p>
      <text:p text:style-name="P1"><text:soft-page-break/><text:span text:style-name="T6">12</text:span></text:p>
      <text:p text:style-name="P1"><text:span text:style-name="T6">13</text:span></text:p>
      <text:p text:style-name="P1"><text:span text:style-name="T6">14</text:span></text:p>
      <text:p text:style-name="P1"><text:span text:style-name="T6">15</text:span></text:p>
      <text:p text:style-name="P1"><text:span text:style-name="T6">16</text:span></text:p>
      <text:p text:style-name="P1"><text:span text:style-name="T6">17</text:span></text:p>
      <text:p text:style-name="P1"><text:span text:style-name="T6">18</text:span></text:p>
      <text:p text:style-name="P1"><text:span text:style-name="T6">Telecom系统初始化，主要工作是新建一个TelecomSystem的类，在这个类中，会对整个Telecom服务的相关类都初始化：</text:span></text:p>
      <text:p text:style-name="P1"><text:span text:style-name="T6"/></text:p>
      <text:p text:style-name="P1"><text:span text:style-name="T6"/></text:p>
      <text:p text:style-name="P1"><text:span text:style-name="T6"><text:s text:c="4"/>static void initializeTelecomSystem(Context context) {</text:span></text:p>
      <text:p text:style-name="P1"><text:span text:style-name="T6"><text:s text:c="12"/>if (TelecomSystem.getInstance() == null) {</text:span></text:p>
      <text:p text:style-name="P1"><text:span text:style-name="T6"/></text:p>
      <text:p text:style-name="P1"><text:span text:style-name="T6"><text:s text:c="16"/>final NotificationManager notificationManager =</text:span></text:p>
      <text:p text:style-name="P1"><text:span text:style-name="T6"><text:s text:c="24"/>(NotificationManager) context.getSystemService(Context.NOTIFICATION_SERVICE);</text:span></text:p>
      <text:p text:style-name="P1"><text:span text:style-name="T6"><text:s text:c="16"/>// 用于获取联系人</text:span></text:p>
      <text:p text:style-name="P1"><text:span text:style-name="T6"><text:s text:c="16"/>contactInfoHelper = new ContactInfoHelper(context);</text:span></text:p>
      <text:p text:style-name="P1"><text:span text:style-name="T6"><text:s text:c="16"/>// 新建一个单例模式的对象</text:span></text:p>
      <text:p text:style-name="P1"><text:span text:style-name="T6"><text:s text:c="16"/>TelecomSystem.setInstance(new TelecomSystem(....));</text:span></text:p>
      <text:p text:style-name="P1"><text:span text:style-name="T6"><text:s text:c="12"/>}</text:span></text:p>
      <text:p text:style-name="P1"><text:span text:style-name="T6"><text:s text:c="12"/>....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1</text:span></text:p>
      <text:p text:style-name="P1"><text:span text:style-name="T6">2</text:span></text:p>
      <text:p text:style-name="P1"><text:span text:style-name="T6">3</text:span></text:p>
      <text:p text:style-name="P1"><text:span text:style-name="T6">4</text:span></text:p>
      <text:p text:style-name="P1"><text:soft-page-break/><text:span text:style-name="T6">5</text:span></text:p>
      <text:p text:style-name="P1"><text:span text:style-name="T6">6</text:span></text:p>
      <text:p text:style-name="P1"><text:span text:style-name="T6">7</text:span></text:p>
      <text:p text:style-name="P1"><text:span text:style-name="T6">8</text:span></text:p>
      <text:p text:style-name="P1"><text:span text:style-name="T6">9</text:span></text:p>
      <text:p text:style-name="P1"><text:span text:style-name="T6">10</text:span></text:p>
      <text:p text:style-name="P1"><text:span text:style-name="T6">11</text:span></text:p>
      <text:p text:style-name="P1"><text:span text:style-name="T6">12</text:span></text:p>
      <text:p text:style-name="P1"><text:span text:style-name="T6">13</text:span></text:p>
      <text:p text:style-name="P1"><text:span text:style-name="T6">14</text:span></text:p>
      <text:p text:style-name="P1"><text:span text:style-name="T6">15</text:span></text:p>
      <text:p text:style-name="P1"><text:span text:style-name="T6">构造一个单例TelecomSystem对象：</text:span></text:p>
      <text:p text:style-name="P1"><text:span text:style-name="T6"/></text:p>
      <text:p text:style-name="P1"><text:span text:style-name="T6"/></text:p>
      <text:p text:style-name="P1"><text:span text:style-name="T6"><text:s text:c="5"/>public TelecomSystem(</text:span></text:p>
      <text:p text:style-name="P1"><text:span text:style-name="T6"><text:s text:c="16"/>Context context,</text:span></text:p>
      <text:p text:style-name="P1"><text:span text:style-name="T6"><text:s text:c="16"/>/* 用户未接来电通知类（不包括已接或者拒绝的电话） */</text:span></text:p>
      <text:p text:style-name="P1"><text:span text:style-name="T6"><text:s text:c="16"/>MissedCallNotifierImplFactory missedCallNotifierImplFactory,</text:span></text:p>
      <text:p text:style-name="P1"><text:span text:style-name="T6"><text:s text:c="16"/>/* 查询来电信息 */</text:span></text:p>
      <text:p text:style-name="P1"><text:span text:style-name="T6"><text:s text:c="16"/>CallerInfoAsyncQueryFactory callerInfoAsyncQueryFactory,</text:span></text:p>
      <text:p text:style-name="P1"><text:span text:style-name="T6"><text:s text:c="16"/>/* 耳机接入状态监听 */</text:span></text:p>
      <text:p text:style-name="P1"><text:span text:style-name="T6"><text:s text:c="16"/>HeadsetMediaButtonFactory headsetMediaButtonFactory,</text:span></text:p>
      <text:p text:style-name="P1"><text:span text:style-name="T6"><text:s text:c="16"/>/* 距离传感器管理 */</text:span></text:p>
      <text:p text:style-name="P1"><text:span text:style-name="T6"><text:s text:c="16"/>ProximitySensorManagerFactory proximitySensorManagerFactory,</text:span></text:p>
      <text:p text:style-name="P1"><text:span text:style-name="T6"><text:s text:c="16"/>/* 通话时电话管理 */</text:span></text:p>
      <text:p text:style-name="P1"><text:span text:style-name="T6"><text:s text:c="16"/>InCallWakeLockControllerFactory inCallWakeLockControllerFactory,</text:span></text:p>
      <text:p text:style-name="P1"><text:span text:style-name="T6"><text:s text:c="16"/>/* 音频服务管理 */</text:span></text:p>
      <text:p text:style-name="P1"><text:span text:style-name="T6"><text:s text:c="16"/>AudioServiceFactory audioServiceFactory,</text:span></text:p>
      <text:p text:style-name="P1"><text:soft-page-break/><text:span text:style-name="T6"><text:s text:c="16"/>/* 蓝牙设备管理 */</text:span></text:p>
      <text:p text:style-name="P1"><text:span text:style-name="T6"><text:s text:c="16"/>BluetoothPhoneServiceImplFactory bluetoothPhoneServiceImplFactory,</text:span></text:p>
      <text:p text:style-name="P1"><text:span text:style-name="T6"><text:s text:c="16"/>BluetoothVoIPServiceImplFactory bluetoothVoIPServiceImplFactory,</text:span></text:p>
      <text:p text:style-name="P1"><text:span text:style-name="T6"><text:s text:c="16"/>/* 查询所有超时信息 */</text:span></text:p>
      <text:p text:style-name="P1"><text:span text:style-name="T6"><text:s text:c="16"/>Timeouts.Adapter timeoutsAdapter,</text:span></text:p>
      <text:p text:style-name="P1"><text:span text:style-name="T6"><text:s text:c="16"/>/* 响铃播放 */</text:span></text:p>
      <text:p text:style-name="P1"><text:span text:style-name="T6"><text:s text:c="16"/>AsyncRingtonePlayer asyncRingtonePlayer,</text:span></text:p>
      <text:p text:style-name="P1"><text:span text:style-name="T6"><text:s text:c="16"/>/* 电话号码帮助类 */</text:span></text:p>
      <text:p text:style-name="P1"><text:span text:style-name="T6"><text:s text:c="16"/>PhoneNumberUtilsAdapter phoneNumberUtilsAdapter,</text:span></text:p>
      <text:p text:style-name="P1"><text:span text:style-name="T6"><text:s text:c="16"/>/* 通话时阻断通知 */</text:span></text:p>
      <text:p text:style-name="P1"><text:span text:style-name="T6"><text:s text:c="16"/>InterruptionFilterProxy interruptionFilterProxy) {</text:span></text:p>
      <text:p text:style-name="P1"><text:span text:style-name="T6"><text:s text:c="12"/>mContext = context.getApplicationContext();</text:span></text:p>
      <text:p text:style-name="P1"><text:span text:style-name="T6"><text:s text:c="12"/>// 初始化telecom相关的feature</text:span></text:p>
      <text:p text:style-name="P1"><text:span text:style-name="T6"><text:s text:c="12"/>TelecomFeature.makeFeature(mContext);</text:span></text:p>
      <text:p text:style-name="P1"><text:span text:style-name="T6"><text:s text:c="12"/>// 初始化telecom的数据库</text:span></text:p>
      <text:p text:style-name="P1"><text:span text:style-name="T6"><text:s text:c="12"/>TelecomSystemDB.initialize(mContext);</text:span></text:p>
      <text:p text:style-name="P1"><text:span text:style-name="T6"><text:s text:c="12"/>// 创建一个PhoneAccount注册管理类</text:span></text:p>
      <text:p text:style-name="P1"><text:span text:style-name="T6"><text:s text:c="12"/>mPhoneAccountRegistrar = new PhoneAccountRegistrar(mContext);</text:span></text:p>
      <text:p text:style-name="P1"><text:span text:style-name="T6"><text:s text:c="12"/>....</text:span></text:p>
      <text:p text:style-name="P1"><text:span text:style-name="T6"><text:s text:c="12"/>// 初始化通话管家，正是它负责与上层UI的交互</text:span></text:p>
      <text:p text:style-name="P1"><text:span text:style-name="T6"><text:s text:c="12"/>mCallsManager = new CallsManager(</text:span></text:p>
      <text:p text:style-name="P1"><text:span text:style-name="T6"><text:s text:c="20"/>mContext, mLock, mContactsAsyncHelper,</text:span></text:p>
      <text:p text:style-name="P1"><text:span text:style-name="T6"><text:s text:c="20"/>callerInfoAsyncQueryFactory, mMissedCallNotifier,</text:span></text:p>
      <text:p text:style-name="P1"><text:span text:style-name="T6"><text:s text:c="20"/>mPhoneAccountRegistrar, headsetMediaButtonFactory,</text:span></text:p>
      <text:p text:style-name="P1"><text:span text:style-name="T6"><text:s text:c="20"/>proximitySensorManagerFactory, inCallWakeLockControllerFactory,</text:span></text:p>
      <text:p text:style-name="P1"><text:span text:style-name="T6"><text:s text:c="20"/>audioServiceFactory, bluetoothManager,</text:span></text:p>
      <text:p text:style-name="P1"><text:soft-page-break/><text:span text:style-name="T6"><text:s text:c="20"/>wiredHeadsetManager, systemStateProvider,</text:span></text:p>
      <text:p text:style-name="P1"><text:span text:style-name="T6"><text:s text:c="20"/>defaultDialerAdapter, timeoutsAdapter,AsyncRingtonePlayer,</text:span></text:p>
      <text:p text:style-name="P1"><text:span text:style-name="T6"><text:s text:c="20"/>phoneNumberUtilsAdapter, <text:s/>interruptionFilterProxy);</text:span></text:p>
      <text:p text:style-name="P1"><text:span text:style-name="T6"/></text:p>
      <text:p text:style-name="P1"><text:span text:style-name="T6"><text:s text:c="12"/>CallsManager.initialize(mCallsManager);</text:span></text:p>
      <text:p text:style-name="P1"><text:span text:style-name="T6"><text:s text:c="12"/>// 注册需要接收的广播 <text:s text:c="3"/></text:span></text:p>
      <text:p text:style-name="P1"><text:span text:style-name="T6"><text:s text:c="12"/>mContext.registerReceiver(mUserSwitchedReceiver, USER_SWITCHED_FILTER);</text:span></text:p>
      <text:p text:style-name="P1"><text:span text:style-name="T6"><text:s text:c="12"/>mContext.registerReceiver(mUserStartingReceiver, USER_STARTING_FILTER);</text:span></text:p>
      <text:p text:style-name="P1"><text:span text:style-name="T6"><text:s text:c="12"/>mContext.registerReceiver(mFeatureChangedReceiver, FEATURE_CHANGED_FILTER);</text:span></text:p>
      <text:p text:style-name="P1"><text:span text:style-name="T6"><text:s text:c="12"/>mContext.registerReceiver(mEmergencyReceiver, EMERGENCY_STATE_CHANGED);</text:span></text:p>
      <text:p text:style-name="P1"><text:span text:style-name="T6"><text:s text:c="12"/>.... <text:s text:c="3"/></text:span></text:p>
      <text:p text:style-name="P1"><text:span text:style-name="T6"><text:s text:c="12"/>// 所有来电与去电的处理中转站</text:span></text:p>
      <text:p text:style-name="P1"><text:span text:style-name="T6"><text:s text:c="12"/>mCallIntentProcessor = new CallIntentProcessor(mContext, mCallsManager);</text:span></text:p>
      <text:p text:style-name="P1"><text:span text:style-name="T6"><text:s text:c="12"/>// 创建一个TelecomServiceImpl用于调用TelecomService的接口</text:span></text:p>
      <text:p text:style-name="P1"><text:span text:style-name="T6"><text:s text:c="12"/>mTelecomServiceImpl = new TelecomServiceImpl(</text:span></text:p>
      <text:p text:style-name="P1"><text:span text:style-name="T6"><text:s text:c="20"/>mContext, mCallsManager, mPhoneAccountRegistrar,</text:span></text:p>
      <text:p text:style-name="P1"><text:span text:style-name="T6"><text:s text:c="20"/>new CallIntentProcessor.AdapterImpl(),</text:span></text:p>
      <text:p text:style-name="P1"><text:span text:style-name="T6"><text:s text:c="20"/>new UserCallIntentProcessorFactory() {</text:span></text:p>
      <text:p text:style-name="P1"><text:span text:style-name="T6"><text:s text:c="24"/>@Override</text:span></text:p>
      <text:p text:style-name="P1"><text:span text:style-name="T6"><text:s text:c="24"/>public UserCallIntentProcessor create(Context context, UserHandle userHandle) {</text:span></text:p>
      <text:p text:style-name="P1"><text:span text:style-name="T6"><text:s text:c="28"/>return new UserCallIntentProcessor(context, userHandle);</text:span></text:p>
      <text:p text:style-name="P1"><text:span text:style-name="T6"><text:s text:c="24"/>}</text:span></text:p>
      <text:p text:style-name="P1"><text:span text:style-name="T6"><text:s text:c="20"/>},</text:span></text:p>
      <text:p text:style-name="P1"><text:span text:style-name="T6"><text:s text:c="20"/>defaultDialerAdapter,</text:span></text:p>
      <text:p text:style-name="P1"><text:span text:style-name="T6"><text:s text:c="20"/>new TelecomServiceImpl.SubscriptionManagerAdapterImpl(),</text:span></text:p>
      <text:p text:style-name="P1"><text:span text:style-name="T6"><text:s text:c="20"/>mLock);</text:span></text:p>
      <text:p text:style-name="P1"><text:soft-page-break/><text:span text:style-name="T6"><text:s text:c="12"/>// 执行特定的初始化操作</text:span></text:p>
      <text:p text:style-name="P1"><text:span text:style-name="T6"><text:s text:c="12"/>initialize(mContext)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1</text:span></text:p>
      <text:p text:style-name="P1"><text:span text:style-name="T6">2</text:span></text:p>
      <text:p text:style-name="P1"><text:span text:style-name="T6">3</text:span></text:p>
      <text:p text:style-name="P1"><text:span text:style-name="T6">4</text:span></text:p>
      <text:p text:style-name="P1"><text:span text:style-name="T6">5</text:span></text:p>
      <text:p text:style-name="P1"><text:span text:style-name="T6">6</text:span></text:p>
      <text:p text:style-name="P1"><text:span text:style-name="T6">7</text:span></text:p>
      <text:p text:style-name="P1"><text:span text:style-name="T6">8</text:span></text:p>
      <text:p text:style-name="P1"><text:span text:style-name="T6">9</text:span></text:p>
      <text:p text:style-name="P1"><text:span text:style-name="T6">10</text:span></text:p>
      <text:p text:style-name="P1"><text:span text:style-name="T6">11</text:span></text:p>
      <text:p text:style-name="P1"><text:span text:style-name="T6">12</text:span></text:p>
      <text:p text:style-name="P1"><text:span text:style-name="T6">13</text:span></text:p>
      <text:p text:style-name="P1"><text:span text:style-name="T6">14</text:span></text:p>
      <text:p text:style-name="P1"><text:span text:style-name="T6">15</text:span></text:p>
      <text:p text:style-name="P1"><text:span text:style-name="T6">16</text:span></text:p>
      <text:p text:style-name="P1"><text:span text:style-name="T6">17</text:span></text:p>
      <text:p text:style-name="P1"><text:span text:style-name="T6">18</text:span></text:p>
      <text:p text:style-name="P1"><text:span text:style-name="T6">19</text:span></text:p>
      <text:p text:style-name="P1"><text:span text:style-name="T6">20</text:span></text:p>
      <text:p text:style-name="P1"><text:span text:style-name="T6">21</text:span></text:p>
      <text:p text:style-name="P1"><text:span text:style-name="T6">22</text:span></text:p>
      <text:p text:style-name="P1"><text:span text:style-name="T6">23</text:span></text:p>
      <text:p text:style-name="P1"><text:span text:style-name="T6">24</text:span></text:p>
      <text:p text:style-name="P1"><text:span text:style-name="T6">25</text:span></text:p>
      <text:p text:style-name="P1"><text:span text:style-name="T6">26</text:span></text:p>
      <text:p text:style-name="P1"><text:soft-page-break/><text:span text:style-name="T6">27</text:span></text:p>
      <text:p text:style-name="P1"><text:span text:style-name="T6">28</text:span></text:p>
      <text:p text:style-name="P1"><text:span text:style-name="T6">29</text:span></text:p>
      <text:p text:style-name="P1"><text:span text:style-name="T6">30</text:span></text:p>
      <text:p text:style-name="P1"><text:span text:style-name="T6">31</text:span></text:p>
      <text:p text:style-name="P1"><text:span text:style-name="T6">32</text:span></text:p>
      <text:p text:style-name="P1"><text:span text:style-name="T6">33</text:span></text:p>
      <text:p text:style-name="P1"><text:span text:style-name="T6">34</text:span></text:p>
      <text:p text:style-name="P1"><text:span text:style-name="T6">35</text:span></text:p>
      <text:p text:style-name="P1"><text:span text:style-name="T6">36</text:span></text:p>
      <text:p text:style-name="P1"><text:span text:style-name="T6">37</text:span></text:p>
      <text:p text:style-name="P1"><text:span text:style-name="T6">38</text:span></text:p>
      <text:p text:style-name="P1"><text:span text:style-name="T6">39</text:span></text:p>
      <text:p text:style-name="P1"><text:span text:style-name="T6">40</text:span></text:p>
      <text:p text:style-name="P1"><text:span text:style-name="T6">41</text:span></text:p>
      <text:p text:style-name="P1"><text:span text:style-name="T6">42</text:span></text:p>
      <text:p text:style-name="P1"><text:span text:style-name="T6">43</text:span></text:p>
      <text:p text:style-name="P1"><text:span text:style-name="T6">44</text:span></text:p>
      <text:p text:style-name="P1"><text:span text:style-name="T6">45</text:span></text:p>
      <text:p text:style-name="P1"><text:span text:style-name="T6">46</text:span></text:p>
      <text:p text:style-name="P1"><text:span text:style-name="T6">47</text:span></text:p>
      <text:p text:style-name="P1"><text:span text:style-name="T6">48</text:span></text:p>
      <text:p text:style-name="P1"><text:span text:style-name="T6">49</text:span></text:p>
      <text:p text:style-name="P1"><text:span text:style-name="T6">50</text:span></text:p>
      <text:p text:style-name="P1"><text:span text:style-name="T6">51</text:span></text:p>
      <text:p text:style-name="P1"><text:span text:style-name="T6">52</text:span></text:p>
      <text:p text:style-name="P1"><text:span text:style-name="T6">53</text:span></text:p>
      <text:p text:style-name="P1"><text:span text:style-name="T6">54</text:span></text:p>
      <text:p text:style-name="P1"><text:span text:style-name="T6">55</text:span></text:p>
      <text:p text:style-name="P1"><text:span text:style-name="T6">56</text:span></text:p>
      <text:p text:style-name="P1"><text:span text:style-name="T6">57</text:span></text:p>
      <text:p text:style-name="P1"><text:soft-page-break/><text:span text:style-name="T6">58</text:span></text:p>
      <text:p text:style-name="P1"><text:span text:style-name="T6">59</text:span></text:p>
      <text:p text:style-name="P1"><text:span text:style-name="T6">60</text:span></text:p>
      <text:p text:style-name="P1"><text:span text:style-name="T6">61</text:span></text:p>
      <text:p text:style-name="P1"><text:span text:style-name="T6">62</text:span></text:p>
      <text:p text:style-name="P1"><text:span text:style-name="T6">63</text:span></text:p>
      <text:p text:style-name="P1"><text:span text:style-name="T6">64</text:span></text:p>
      <text:p text:style-name="P1"><text:span text:style-name="T6">65</text:span></text:p>
      <text:p text:style-name="P1"><text:span text:style-name="T6">66</text:span></text:p>
      <text:p text:style-name="P1"><text:span text:style-name="T6">67</text:span></text:p>
      <text:p text:style-name="P1"><text:span text:style-name="T6">68</text:span></text:p>
      <text:p text:style-name="P1"><text:span text:style-name="T6">69</text:span></text:p>
      <text:p text:style-name="P1"><text:span text:style-name="T6">70</text:span></text:p>
      <text:p text:style-name="P1"><text:span text:style-name="T6">71</text:span></text:p>
      <text:p text:style-name="P1"><text:span text:style-name="T6">72</text:span></text:p>
      <text:p text:style-name="P1"><text:span text:style-name="T6">Android Telephony中的PhoneAccount到底起到个什么作用了？按照源码中的说明来理解，PhoneAccount表示了不同的接听或者拨打电话的方式，比如用户可以通过SIM卡来拨打电话，也可以拨打视频电话，抑或一个紧急通话，甚至可以通过telephony内部的接口来实现拨号，而Android正是通过PhoneAccount来区分这几种通话方式的。与之相对应的一个类PhoneAccountHandle则是用于表示哪一个用户正在使用通话服务。</text:span></text:p>
      <text:p text:style-name="P1"><text:span text:style-name="T6"/></text:p>
      <text:p text:style-name="P1"><text:span text:style-name="T6">至此整个Telecom服务就启动完成了，这样Telecom服务就可以处理来电或者去电了。在接下来的一篇文章里，将分析下来电是如何在Telecom中传递与处理，然后发送到上层UI界面的。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47:34.296449740</meta:creation-date>
    <dc:date>2019-05-10T15:15:12.681350730</dc:date>
    <meta:editing-duration>PT1H17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5" meta:paragraph-count="622" meta:word-count="2610" meta:character-count="16594" meta:non-whitespace-character-count="11644"/>
  </office:meta>
</office:document-meta>
</file>